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0.021cm" fo:min-width="0cm"/>
    </style:style>
    <style:style style:name="gr2" style:family="graphic" style:parent-style-name="standard">
      <style:graphic-properties draw:fill-color="#33ff99" draw:textarea-vertical-align="middle"/>
    </style:style>
    <style:style style:name="gr3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33ff99"/>
      <style:paragraph-properties fo:text-align="center"/>
    </style:style>
    <style:style style:name="P2" style:family="paragraph">
      <loext:graphic-properties draw:fill-color="#3333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81cm" svg:height="0.381cm" svg:x="1.524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1" draw:layer="layout" svg:width="1.029cm" svg:height="0.636cm" svg:x="0.751cm" svg:y="1.523cm" draw:kind="arc" draw:start-angle="191.6" draw:end-angle="347.22">
          <text:p/>
        </draw:ellipse>
        <draw:ellipse draw:style-name="gr2" draw:text-style-name="P1" draw:layer="layout" svg:width="1.27cm" svg:height="0.508cm" svg:x="0.635cm" svg:y="1.524cm" draw:kind="arc" draw:start-angle="218.47" draw:end-angle="319.09">
          <text:p/>
        </draw:ellipse>
        <draw:custom-shape draw:style-name="gr3" draw:text-style-name="P2" draw:layer="layout" svg:width="0.254cm" svg:height="0.381cm" svg:x="1.143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19:51:30.012279845</meta:creation-date>
    <dc:date>2017-05-02T19:59:30.779207303</dc:date>
    <meta:editing-duration>PT8M2S</meta:editing-duration>
    <meta:editing-cycles>1</meta:editing-cycles>
    <meta:document-statistic meta:object-count="5"/>
    <meta:generator>LibreOffice/5.1.6.2$Linux_X86_64 LibreOffice_project/10m0$Build-2</meta:generator>
  </office:meta>
</office:document-meta>
</file>